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663399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0000"/>
      <style:text-properties fo:color="#000000" fo:font-size="10pt" style:font-size-asian="10pt" style:font-size-complex="10pt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0000"/>
      <style:text-properties fo:color="#000000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transparent" fo:border="0.74pt solid #000000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4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fo:background-color="#000000" fo:border="0.74pt solid #000000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4" style:family="table-cell" style:parent-style-name="Default">
      <style:table-cell-properties fo:background-color="#000000"/>
    </style:style>
  </office:automatic-styles>
  <office:body>
    <office:spreadsheet>
      <table:table table:name="01 - WMD Onsite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1" table:default-cell-style-name="ce40"/>
        <table:table-column table:style-name="co6" table:default-cell-style-name="ce5"/>
        <table:table-column table:style-name="co6" table:number-columns-repeated="1015" table:default-cell-style-name="ce40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5"/>
          <table:table-cell table:style-name="ce37"/>
          <table:table-cell table:number-columns-repeated="1016"/>
        </table:table-row>
        <table:table-row table:style-name="ro2">
          <table:table-cell table:style-name="ce37"/>
          <table:covered-table-cell table:number-columns-repeated="4" table:style-name="ce5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52" office:value-type="string" calcext:value-type="string" table:number-columns-spanned="1" table:number-rows-spanned="2">
            <text:p>Class 01 (2022-10-02)</text:p>
          </table:table-cell>
          <table:table-cell table:style-name="ce9" office:value-type="string" calcext:value-type="string">
            <text:p><text:a xlink:href="http://www.pavaverse.co/" xlink:type="simple">Panaverse Offical</text:a></text:p>
          </table:table-cell>
          <table:table-cell table:style-name="ce23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23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Class 02 (2022-10-16)</text:p>
          </table:table-cell>
          <table:table-cell table:style-name="ce17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68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68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Default"/>
          <table:table-cell table:style-name="ce68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7"/>
          <table:table-cell table:style-name="ce68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17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68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Class 03 (2022-10-26)</text:p>
          </table:table-cell>
          <table:covered-table-cell table:style-name="ce17"/>
          <table:table-cell table:style-name="ce68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7"/>
          <table:covered-table-cell table:number-columns-repeated="3" table:style-name="ce9"/>
          <table:table-cell table:style-name="ce68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68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68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52" office:value-type="string" calcext:value-type="string" table:number-columns-spanned="1" table:number-rows-spanned="2">
            <text:p>Class 04 (2022-10-30)</text:p>
          </table:table-cell>
          <table:covered-table-cell table:style-name="ce17"/>
          <table:table-cell table:style-name="ce69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covered-table-cell table:style-name="ce23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7" office:value-type="string" calcext:value-type="string" table:number-columns-spanned="1" table:number-rows-spanned="3">
            <text:p>Class 05 (2022-11-06)</text:p>
          </table:table-cell>
          <table:table-cell table:style-name="ce17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5"/>
          <table:table-cell table:style-name="ce64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5"/>
          <table:table-cell table:style-name="ce64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Class 06 (2022-11-12)</text:p>
          </table:table-cell>
          <table:table-cell table:style-name="ce19" office:value-type="string" calcext:value-type="string" table:number-columns-spanned="1" table:number-rows-spanned="2">
            <text:p>JS Revision</text:p>
          </table:table-cell>
          <table:table-cell table:style-name="ce70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7" calcext:value-type="float">
            <text:p>7</text:p>
          </table:table-cell>
          <table:table-cell table:style-name="ce54" office:value-type="string" calcext:value-type="string">
            <text:p>Class 07 (2022-11-13)</text:p>
          </table:table-cell>
          <table:covered-table-cell table:number-columns-repeated="2" table:style-name="ce15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4">
          <table:table-cell table:style-name="ce37"/>
          <table:table-cell table:style-name="ce42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5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4" table:style-name="ce5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Class 08 (2022-11-20)</text:p>
          </table:table-cell>
          <table:table-cell table:style-name="ce20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9" office:value-type="string" calcext:value-type="string">
            <text:p><text:a xlink:href="https://github.com/hassan-ak/wmd-ts-calculator" xlink:type="simple">CLI Calculato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Class 09 (2022-11-26)</text:p>
          </table:table-cell>
          <table:covered-table-cell table:style-name="ce9"/>
          <table:table-cell table:style-name="ce63" office:value-type="string" calcext:value-type="string">
            <text:p><text:a xlink:href="https://github.com/hassan-ak/wmd-ts-number-game" xlink:type="simple">Number Guessing Gam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Class 10 (2022-11-27)</text:p>
          </table:table-cell>
          <table:table-cell table:style-name="ce66" office:value-type="string" calcext:value-type="string">
            <text:p><text:a xlink:href="https://github.com/panaverse/learn-typescript" xlink:type="simple">Learn Typescript (Step 04)</text:a></text:p>
          </table:table-cell>
          <table:table-cell table:style-name="ce63" office:value-type="string" calcext:value-type="string">
            <text:p><text:a xlink:href="https://github.com/hassan-ak/wmd-ts-atm" xlink:type="simple">ATM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Class 11 (2022-12-04)</text:p>
          </table:table-cell>
          <table:table-cell table:style-name="ce20" office:value-type="string" calcext:value-type="string" table:number-columns-spanned="1" table:number-rows-spanned="2">
            <text:p><text:a xlink:href="https://github.com/panaverse/learn-typescript" xlink:type="simple">Learn Typescript (Step 05)</text:a></text:p>
          </table:table-cell>
          <table:table-cell table:style-name="ce63" office:value-type="string" calcext:value-type="string">
            <text:p><text:a xlink:href="https://github.com/hassan-ak/wmd-ts-todo-list" xlink:type="simple">Todo Lis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Class 12 (2022-12-09)</text:p>
          </table:table-cell>
          <table:covered-table-cell table:style-name="ce9"/>
          <table:table-cell table:style-name="ce63" office:value-type="string" calcext:value-type="string">
            <text:p><text:a xlink:href="https://github.com/hassan-ak/wmd-ts-currency-converter" xlink:type="simple">Currency Converter</text:a></text:p>
          </table:table-cell>
          <table:table-cell table:style-name="ce75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3" calcext:value-type="float">
            <text:p>13</text:p>
          </table:table-cell>
          <table:table-cell table:style-name="ce7" office:value-type="string" calcext:value-type="string">
            <text:p>Class 13 (2022-12-11)</text:p>
          </table:table-cell>
          <table:table-cell table:style-name="ce20" office:value-type="string" calcext:value-type="string" table:number-columns-spanned="1" table:number-rows-spanned="2">
            <text:p><text:a xlink:href="https://github.com/panaverse/learn-typescript" xlink:type="simple">Learn Typescript (Step 06 - 10)</text:a></text:p>
          </table:table-cell>
          <table:table-cell table:style-name="ce63" office:value-type="string" calcext:value-type="string">
            <text:p><text:a xlink:href="https://github.com/hassan-ak/wmd-ts-word-counter" xlink:type="simple">Word Counter</text:a></text:p>
          </table:table-cell>
          <table:table-cell table:style-name="ce75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4" calcext:value-type="float">
            <text:p>14</text:p>
          </table:table-cell>
          <table:table-cell table:style-name="ce7" office:value-type="string" calcext:value-type="string">
            <text:p>Class 14 (2022-12-16)</text:p>
          </table:table-cell>
          <table:covered-table-cell table:style-name="ce20"/>
          <table:table-cell table:style-name="ce63" office:value-type="string" calcext:value-type="string">
            <text:p><text:a xlink:href="https://github.com/hassan-ak/wmd-ts-student-management-system" xlink:type="simple">Student Management System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Class 15 (2022-12-18)</text:p>
          </table:table-cell>
          <table:table-cell table:style-name="ce20" office:value-type="string" calcext:value-type="string" table:number-columns-spanned="1" table:number-rows-spanned="3">
            <text:p><text:a xlink:href="https://github.com/panaverse/learn-typescript" xlink:type="simple">Learn Typescript (Step 11)</text:a></text:p>
          </table:table-cell>
          <table:table-cell table:style-name="ce63" office:value-type="string" calcext:value-type="string">
            <text:p><text:a xlink:href="https://github.com/hassan-ak/wmd-ts-currency-converter" xlink:type="simple">Adventure Gam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6" calcext:value-type="float">
            <text:p>16</text:p>
          </table:table-cell>
          <table:table-cell table:style-name="ce7" office:value-type="string" calcext:value-type="string">
            <text:p>Class 16 (2022-12-23)</text:p>
          </table:table-cell>
          <table:covered-table-cell table:style-name="ce20"/>
          <table:table-cell table:style-name="ce63" office:value-type="string" calcext:value-type="string">
            <text:p><text:a xlink:href="https://github.com/hassan-ak/wmd-ts-quiz" xlink:type="simple">Quiz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7" calcext:value-type="float">
            <text:p>17</text:p>
          </table:table-cell>
          <table:table-cell table:style-name="ce7" office:value-type="string" calcext:value-type="string">
            <text:p>Class 17 (2022-12-25)</text:p>
          </table:table-cell>
          <table:covered-table-cell table:style-name="ce23"/>
          <table:table-cell table:style-name="ce63" office:value-type="string" calcext:value-type="string">
            <text:p><text:a xlink:href="https://github.com/hassan-ak/wmd-ts-countdown-timer" xlink:type="simple">Countdown Tim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6" office:value-type="float" office:value="18" calcext:value-type="float">
            <text:p>18</text:p>
          </table:table-cell>
          <table:table-cell table:style-name="ce7" office:value-type="string" calcext:value-type="string">
            <text:p>Class 18 (2023-01-01)</text:p>
          </table:table-cell>
          <table:table-cell table:style-name="ce20" office:value-type="string" calcext:value-type="string" table:number-columns-spanned="1" table:number-rows-spanned="2">
            <text:p><text:a xlink:href="https://github.com/panaverse/learn-typescript" xlink:type="simple">Learn Typescript (Step 12 - 18)</text:a></text:p>
          </table:table-cell>
          <table:table-cell table:style-name="ce68" office:value-type="string" calcext:value-type="string">
            <text:p><text:a xlink:href="https://github.com/hassan-ak/wmd-ts-oop" xlink:type="simple">OOP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6" office:value-type="float" office:value="19" calcext:value-type="float">
            <text:p>19</text:p>
          </table:table-cell>
          <table:table-cell table:style-name="ce7" office:value-type="string" calcext:value-type="string">
            <text:p>Class 19 (2023-01-06)</text:p>
          </table:table-cell>
          <table:covered-table-cell table:style-name="ce22"/>
          <table:table-cell table:style-name="ce68" office:value-type="string" calcext:value-type="string">
            <text:p><text:a xlink:href="https://github.com/hassan-ak/wmd-ts-oop-mybank" xlink:type="simple">OOP Mybank</text:a>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78"/>
          <table:table-cell table:style-name="ce13" table:number-columns-repeated="2"/>
          <table:table-cell table:style-name="ce78" table:number-columns-repeated="3"/>
          <table:table-cell table:number-columns-repeated="1016"/>
        </table:table-row>
        <table:table-row table:style-name="ro4" table:number-rows-repeated="104853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Programming for Absolute Beginners by Daniyal Nagori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7" table:default-cell-style-name="ce40"/>
        <table:table-column table:style-name="co5" table:default-cell-style-name="ce40"/>
        <table:table-column table:style-name="co1" table:default-cell-style-name="ce40"/>
        <table:table-column table:style-name="co6" table:number-columns-repeated="1018" table:default-cell-style-name="ce40"/>
        <table:table-row table:style-name="ro1">
          <table:table-cell table:style-name="ce37" table:number-columns-repeated="6"/>
          <table:table-cell table:style-name="ce5"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5"/>
          <table:table-cell table:style-name="ce37"/>
          <table:table-cell table:style-name="ce5" table:number-columns-repeated="1018"/>
        </table:table-row>
        <table:table-row table:style-name="ro2">
          <table:table-cell table:style-name="ce37"/>
          <table:covered-table-cell table:number-columns-repeated="4" table:style-name="ce5"/>
          <table:table-cell table:style-name="ce37"/>
          <table:table-cell table:style-name="ce5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lass 01 (2022-10-06)</text:p>
          </table:table-cell>
          <table:table-cell table:style-name="ce9" office:value-type="string" calcext:value-type="string">
            <text:p>Introduction</text:p>
          </table:table-cell>
          <table:table-cell table:style-name="ce15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1 (2022-10-10)</text:p>
          </table:table-cell>
          <table:table-cell table:style-name="ce17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 table:number-columns-spanned="1" table:number-rows-spanned="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4"/>
          <table:covered-table-cell table:style-name="ce10"/>
          <table:covered-table-cell table:style-name="ce17"/>
          <table:covered-table-cell table:style-name="ce15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lass 03 (2022-10-17)</text:p>
          </table:table-cell>
          <table:covered-table-cell table:style-name="ce9"/>
          <table:covered-table-cell table:style-name="ce15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Class 04 (2022-10-24)</text:p>
          </table:table-cell>
          <table:covered-table-cell table:style-name="ce9"/>
          <table:covered-table-cell table:style-name="ce15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Class 05 (2022-10-31)</text:p>
          </table:table-cell>
          <table:covered-table-cell table:style-name="ce9"/>
          <table:covered-table-cell table:style-name="ce15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9"/>
          <table:covered-table-cell table:style-name="ce10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7" calcext:value-type="float">
            <text:p>7</text:p>
          </table:table-cell>
          <table:table-cell table:style-name="ce10" office:value-type="string" calcext:value-type="string">
            <text:p>Class 07 (2022-11-14)</text:p>
          </table:table-cell>
          <table:table-cell table:style-name="ce9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8" calcext:value-type="float">
            <text:p>8</text:p>
          </table:table-cell>
          <table:table-cell table:style-name="ce10" office:value-type="string" calcext:value-type="string">
            <text:p>Class 08 (2022-11-21)</text:p>
          </table:table-cell>
          <table:table-cell table:style-name="ce9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>
          <table:table-cell table:style-name="ce37"/>
          <table:table-cell table:style-name="ce42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5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4" table:style-name="ce5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37"/>
          <table:table-cell table:style-name="ce54" office:value-type="float" office:value="9" calcext:value-type="float">
            <text:p>9</text:p>
          </table:table-cell>
          <table:table-cell table:style-name="ce10" office:value-type="string" calcext:value-type="string">
            <text:p>Class 09 (2022-11-28)</text:p>
          </table:table-cell>
          <table:table-cell table:style-name="ce9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10" table:number-columns-spanned="1" table:number-rows-spanned="7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7"/>
          <table:table-cell table:style-name="ce54" office:value-type="float" office:value="10" calcext:value-type="float">
            <text:p>10</text:p>
          </table:table-cell>
          <table:table-cell table:style-name="ce10" office:value-type="string" calcext:value-type="string">
            <text:p>Class 10 (2022-12-05)</text:p>
          </table:table-cell>
          <table:table-cell table:style-name="ce20" office:value-type="string" calcext:value-type="string">
            <text:p><text:a xlink:href="https://github.com/panaverse/learn-typescript" xlink:type="simple">Learn Typescript (Step 04 - 05c)</text:a></text:p>
          </table:table-cell>
          <table:covered-table-cell table:style-name="ce9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7"/>
          <table:table-cell table:style-name="ce54" office:value-type="float" office:value="11" calcext:value-type="float">
            <text:p>11</text:p>
          </table:table-cell>
          <table:table-cell table:style-name="ce10" office:value-type="string" calcext:value-type="string">
            <text:p>Class 11 (2022-12-12)</text:p>
          </table:table-cell>
          <table:table-cell table:style-name="ce20" office:value-type="string" calcext:value-type="string">
            <text:p><text:a xlink:href="https://github.com/panaverse/learn-typescript" xlink:type="simple">Learn Typescript (Step 05d - 10)</text:a></text:p>
          </table:table-cell>
          <table:covered-table-cell table:style-name="ce9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7"/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10" office:value-type="string" calcext:value-type="string" table:number-columns-spanned="1" table:number-rows-spanned="2">
            <text:p>Class 12 (2022-12-19)</text:p>
          </table:table-cell>
          <table:table-cell table:style-name="ce20" office:value-type="string" calcext:value-type="string">
            <text:p><text:a xlink:href="https://github.com/panaverse/learn-typescript" xlink:type="simple">Learn Typescript (Step 11 - 12a)</text:a></text:p>
          </table:table-cell>
          <table:covered-table-cell table:style-name="ce10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rive.google.com/file/d/1TK7E9vgKL9tOhg3oNrDD-SsPWQLo4v1F/view" xlink:type="simple">OOP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13" calcext:value-type="float">
            <text:p>13</text:p>
          </table:table-cell>
          <table:table-cell table:style-name="ce10" office:value-type="string" calcext:value-type="string">
            <text:p>Class 13 (2022-12-26)</text:p>
          </table:table-cell>
          <table:table-cell table:style-name="ce20" office:value-type="string" calcext:value-type="string">
            <text:p><text:a xlink:href="https://github.com/panaverse/learn-typescript" xlink:type="simple">Learn Typescript (Step 12b - 14)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14" calcext:value-type="float">
            <text:p>14</text:p>
          </table:table-cell>
          <table:table-cell table:style-name="ce10" office:value-type="string" calcext:value-type="string">
            <text:p>Class 14 (2023-01-02)</text:p>
          </table:table-cell>
          <table:table-cell table:style-name="ce20" office:value-type="string" calcext:value-type="string">
            <text:p><text:a xlink:href="https://github.com/panaverse/learn-typescript" xlink:type="simple">Learn Typescript (Step 15 - 18)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8" table:default-cell-style-name="ce40"/>
        <table:table-column table:style-name="co5" table:default-cell-style-name="ce40"/>
        <table:table-column table:style-name="co1" table:default-cell-style-name="ce40"/>
        <table:table-column table:style-name="co6" table:number-columns-repeated="1018" table:default-cell-style-name="ce40"/>
        <table:table-row table:style-name="ro1">
          <table:table-cell table:style-name="ce37" table:number-columns-repeated="6"/>
          <table:table-cell table:style-name="ce5"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5"/>
          <table:table-cell table:style-name="ce37"/>
          <table:table-cell table:style-name="ce5" table:number-columns-repeated="1018"/>
        </table:table-row>
        <table:table-row table:style-name="ro2">
          <table:table-cell table:style-name="ce37"/>
          <table:covered-table-cell table:number-columns-repeated="4" table:style-name="ce5"/>
          <table:table-cell table:style-name="ce37"/>
          <table:table-cell table:style-name="ce5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8)</text:p>
          </table:table-cell>
          <table:table-cell table:style-name="ce92" office:value-type="string" calcext:value-type="string">
            <text:p>Introduction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92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34" office:value-type="string" calcext:value-type="string" table:number-columns-spanned="1" table:number-rows-spanned="4">
            <text:p>Class 02 (2022-10-15)</text:p>
          </table:table-cell>
          <table:table-cell table:style-name="ce17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54"/>
          <table:covered-table-cell table:style-name="ce92"/>
          <table:table-cell table:style-name="ce68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54"/>
          <table:table-cell table:style-name="ce17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54"/>
          <table:covered-table-cell table:style-name="ce92"/>
          <table:table-cell table:style-name="ce68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Class 03 (2022-10-22)</text:p>
          </table:table-cell>
          <table:table-cell table:style-name="ce92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7" office:value-type="string" calcext:value-type="string" table:number-columns-spanned="1" table:number-rows-spanned="3">
            <text:p>Class 04 (2022-10-29)</text:p>
          </table:table-cell>
          <table:table-cell table:style-name="ce17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54"/>
          <table:covered-table-cell table:style-name="ce92"/>
          <table:table-cell table:style-name="ce9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54"/>
          <table:covered-table-cell table:style-name="ce92"/>
          <table:table-cell table:style-name="ce9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7" office:value-type="string" calcext:value-type="string" table:number-columns-spanned="1" table:number-rows-spanned="4">
            <text:p>Class 05 (2022-11-05)</text:p>
          </table:table-cell>
          <table:table-cell table:style-name="ce17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54"/>
          <table:covered-table-cell table:style-name="ce92"/>
          <table:table-cell table:style-name="ce9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91"/>
          <table:covered-table-cell table:style-name="ce92"/>
          <table:table-cell table:style-name="ce15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94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91"/>
          <table:covered-table-cell table:style-name="ce93"/>
          <table:table-cell table:style-name="ce15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6" calcext:value-type="float" table:number-columns-spanned="1" table:number-rows-spanned="6">
            <text:p>6</text:p>
          </table:table-cell>
          <table:table-cell table:style-name="ce34" office:value-type="string" calcext:value-type="string" table:number-columns-spanned="1" table:number-rows-spanned="6">
            <text:p>Class 06 (2022-11-12)</text:p>
          </table:table-cell>
          <table:table-cell table:style-name="ce17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5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94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91"/>
          <table:covered-table-cell table:style-name="ce92"/>
          <table:table-cell table:style-name="ce15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9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54"/>
          <table:covered-table-cell table:style-name="ce92"/>
          <table:table-cell table:style-name="ce15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9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54"/>
          <table:covered-table-cell table:style-name="ce93"/>
          <table:table-cell table:style-name="ce15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54"/>
          <table:covered-table-cell table:style-name="ce93"/>
          <table:table-cell table:style-name="ce15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54"/>
          <table:covered-table-cell table:style-name="ce92"/>
          <table:table-cell table:style-name="ce15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5"/>
          <table:table-cell table:style-name="ce37"/>
          <table:table-cell table:style-name="ce5" table:number-columns-repeated="1018"/>
        </table:table-row>
        <table:table-row table:style-name="ro2">
          <table:table-cell table:style-name="ce37"/>
          <table:covered-table-cell table:number-columns-repeated="4" table:style-name="ce5"/>
          <table:table-cell table:style-name="ce37"/>
          <table:table-cell table:style-name="ce5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1" table:number-rows-spanned="2">
            <text:p>Class 07 (2022-11-19)</text:p>
          </table:table-cell>
          <table:table-cell table:style-name="ce17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78"/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1" table:number-rows-spanned="2">
            <text:p>Class 08 (2022-11-26)</text:p>
          </table:table-cell>
          <table:table-cell table:style-name="ce17" office:value-type="string" calcext:value-type="string" table:number-columns-spanned="1" table:number-rows-spanned="2">
            <text:p><text:a xlink:href="https://docs.google.com/presentation/d/1zrHHjW4omyA018r68RzETFgQFXOr9JXk57868pGBTBo/edit?usp=sharing" xlink:type="simple">Type System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78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9" calcext:value-type="float" table:number-columns-spanned="1" table:number-rows-spanned="8">
            <text:p>9</text:p>
          </table:table-cell>
          <table:table-cell table:style-name="ce7" office:value-type="string" calcext:value-type="string" table:number-columns-spanned="1" table:number-rows-spanned="8">
            <text:p>Class 09 (2022-12-03)</text:p>
          </table:table-cell>
          <table:table-cell table:style-name="ce17" office:value-type="string" calcext:value-type="string" table:number-columns-spanned="1" table:number-rows-spanned="8">
            <text:p><text:a xlink:href="https://drive.google.com/file/d/1_QjUYMUTV84FI1p5Pql8qlKzyh-meHFb/view?usp=sharing" xlink:type="simple">Learning TypeScript (3 – 4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5-ingredients" xlink:type="simple">Ingredie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6-recipes" xlink:type="simple">Recip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7-seating" xlink:type="simple">Seatin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8-the-narrow-trail" xlink:type="simple">The narrow Trai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9-aviary-classification" xlink:type="simple">Aviary Classification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11-making-arguments" xlink:type="simple">Making Argume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12-the-typer" xlink:type="simple">The Typ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79"/>
          <table:table-cell table:style-name="ce7" office:value-type="float" office:value="10" calcext:value-type="float" table:number-columns-spanned="1" table:number-rows-spanned="4">
            <text:p>10</text:p>
          </table:table-cell>
          <table:table-cell table:style-name="ce7" office:value-type="string" calcext:value-type="string" table:number-columns-spanned="1" table:number-rows-spanned="4">
            <text:p>Class 10 (2022-12-10)</text:p>
          </table:table-cell>
          <table:table-cell table:style-name="ce17" office:value-type="string" calcext:value-type="string" table:number-columns-spanned="1" table:number-rows-spanned="4">
            <text:p><text:a xlink:href="https://drive.google.com/file/d/1_QjUYMUTV84FI1p5Pql8qlKzyh-meHFb/view?usp=sharing" xlink:type="simple">Learning TypeScript (5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13-incoming-cipher" xlink:type="simple">Incoming Cipher</text:a></text:p>
          </table:table-cell>
          <table:table-cell table:style-name="ce79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14-dr-on" xlink:type="simple">Dr. On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15-the-golden-code" xlink:type="simple">The Golden Cod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16-structural-kitchen" xlink:type="simple">Structural Kitchen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11" calcext:value-type="float" table:number-columns-spanned="1" table:number-rows-spanned="5">
            <text:p>11</text:p>
          </table:table-cell>
          <table:table-cell table:style-name="ce7" office:value-type="string" calcext:value-type="string" table:number-columns-spanned="1" table:number-rows-spanned="5">
            <text:p>Class 11 (2022-12-17)</text:p>
          </table:table-cell>
          <table:table-cell table:style-name="ce17" office:value-type="string" calcext:value-type="string" table:number-columns-spanned="1" table:number-rows-spanned="5">
            <text:p><text:a xlink:href="https://drive.google.com/file/d/1_QjUYMUTV84FI1p5Pql8qlKzyh-meHFb/view?usp=sharing" xlink:type="simple">Learning TypeScript (6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17-shallow-equality" xlink:type="simple">Shallow Equa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18-shallow-differences" xlink:type="simple">Shallow Differenc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19-deep-equality" xlink:type="simple">Deep Equa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20-deep-differences" xlink:type="simple">Deep Differenc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/>
          <table:table-cell table:style-name="ce9" office:value-type="string" calcext:value-type="string">
            <text:p><text:a xlink:href="https://github.com/hassan-ak/wmd-assignments-and-presentations/tree/main/assignments/typeScript/21-text-processor" xlink:type="simple">Text Process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12" calcext:value-type="float" table:number-columns-spanned="1" table:number-rows-spanned="4">
            <text:p>12</text:p>
          </table:table-cell>
          <table:table-cell table:style-name="ce7" office:value-type="string" calcext:value-type="string" table:number-columns-spanned="1" table:number-rows-spanned="4">
            <text:p>Class 12 (2022-12-24)</text:p>
          </table:table-cell>
          <table:table-cell table:style-name="ce17" office:value-type="string" calcext:value-type="string" table:number-columns-spanned="1" table:number-rows-spanned="4">
            <text:p><text:a xlink:href="https://drive.google.com/file/d/1_QjUYMUTV84FI1p5Pql8qlKzyh-meHFb/view?usp=sharing" xlink:type="simple">Learning TypeScript (8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22-cities" xlink:type="simple">Citi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23-restaurants" xlink:type="simple">Restaura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24-landmarks" xlink:type="simple">Landmar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25-playlist-soundness" xlink:type="simple">Playlist Soundnes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7" office:value-type="float" office:value="13" calcext:value-type="float" table:number-columns-spanned="1" table:number-rows-spanned="6">
            <text:p>13</text:p>
          </table:table-cell>
          <table:table-cell table:style-name="ce7" office:value-type="string" calcext:value-type="string" table:number-columns-spanned="1" table:number-rows-spanned="6">
            <text:p>Class 13 (2022-01-03)</text:p>
          </table:table-cell>
          <table:table-cell table:style-name="ce17" office:value-type="string" calcext:value-type="string" table:number-columns-spanned="1" table:number-rows-spanned="6">
            <text:p><text:a xlink:href="https://drive.google.com/file/d/1_QjUYMUTV84FI1p5Pql8qlKzyh-meHFb/view?usp=sharing" xlink:type="simple">Learning TypeScript (8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26-car-class" xlink:type="simple">Car Clas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27-polly-parrots-properties" xlink:type="simple">Polly Parrot's Properti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28-dog-displays" xlink:type="simple">Dog Display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9"/>
          <table:table-cell table:style-name="ce9" office:value-type="string" calcext:value-type="string">
            <text:p><text:a xlink:href="https://github.com/hassan-ak/wmd-assignments-and-presentations/tree/main/assignments/typeScript/29-hamster-helpers" xlink:type="simple">Hamster Helper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/>
          <table:table-cell table:style-name="ce9" office:value-type="string" calcext:value-type="string">
            <text:p><text:a xlink:href="https://github.com/hassan-ak/wmd-assignments-and-presentations/tree/main/assignments/typeScript/30-the-shape-of-types" xlink:type="simple">The Shape of Typ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/>
          <table:table-cell table:style-name="ce9" office:value-type="string" calcext:value-type="string">
            <text:p><text:a xlink:href="https://github.com/hassan-ak/wmd-assignments-and-presentations/tree/main/assignments/typeScript/31-horror-factory" xlink:type="simple">Horror Factory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15:52:47.7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9T15:52:58.581000000</dc:date>
    <meta:editing-duration>PT13H50M36S</meta:editing-duration>
    <meta:editing-cycles>352</meta:editing-cycles>
    <meta:generator>LibreOffice/7.3.3.2$Windows_X86_64 LibreOffice_project/d1d0ea68f081ee2800a922cac8f79445e4603348</meta:generator>
    <meta:document-statistic meta:table-count="3" meta:cell-count="237" meta:object-count="0"/>
  </office:meta>
</office:document-meta>
</file>